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aeso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576</text:p>
          </table:table-cell>
          <table:table-cell table:style-name="ACE-0" office:value-type="float" office:value="57.259999999999998">
            <text:p>57.26</text:p>
          </table:table-cell>
          <table:table-cell table:style-name="ACE-0" office:value-type="float" office:value="11.01">
            <text:p>11.01</text:p>
          </table:table-cell>
          <table:table-cell table:style-name="ACE-0" office:value-type="float" office:value="2920">
            <text:p>29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hyseter macrocephalus tooth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</text:p>
          </table:table-cell>
          <table:table-cell table:style-name="ACE-0" office:value-type="string">
            <text:p>Hansen197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eso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21</text:p>
          </table:table-cell>
          <table:table-cell table:style-name="ACE-0" office:value-type="float" office:value="57.229999999999997">
            <text:p>57.2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13850">
            <text:p>1385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Macoma calcare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eso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420</text:p>
          </table:table-cell>
          <table:table-cell table:style-name="ACE-0" office:value-type="float" office:value="57.229999999999997">
            <text:p>57.2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 table:number-rows-repeated="60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76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274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2">
          <gnm:selection gnm:start-col="0" gnm:start-row="2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7:43:4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